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agerCacheEntry.build( Resource packagerResource , Map propertie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PackagerCacheEntry.saveFil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ckagerCacheEntry.isBui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rCacheEntry.PackagerCacheEntry( ModuleRevisionId mr , File rootDir , File resourceCache , String resourceURL , boolean validate , boolean preserve , boolean verbose , boolean qui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ckagerCacheEntry.getSubdir( File rootDir , ModuleRevisionId m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ckagerCacheEntry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ckagerCacheEntry.getBuiltArtifact( Artifact artifa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ckagerCacheEntry.fin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ckagerCacheEntry.getResource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ckagerCacheEntry.saveFile( String name , 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